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float" office:value="144318.2" calcext:value-type="float">
            <text:p>144318.2</text:p>
          </table:table-cell>
          <table:table-cell office:value-type="float" office:value="150324.4" calcext:value-type="float">
            <text:p>150324.4</text:p>
          </table:table-cell>
          <table:table-cell office:value-type="float" office:value="154509.2" calcext:value-type="float">
            <text:p>154509.2</text:p>
          </table:table-cell>
          <table:table-cell office:value-type="float" office:value="158788.9" calcext:value-type="float">
            <text:p>158788.9</text:p>
          </table:table-cell>
          <table:table-cell office:value-type="float" office:value="163660.9" calcext:value-type="float">
            <text:p>163660.9</text:p>
          </table:table-cell>
          <table:table-cell office:value-type="float" office:value="170081.4" calcext:value-type="float">
            <text:p>170081.4</text:p>
          </table:table-cell>
          <table:table-cell office:value-type="float" office:value="176086.1" calcext:value-type="float">
            <text:p>176086.1</text:p>
          </table:table-cell>
          <table:table-cell office:value-type="float" office:value="185126.8" calcext:value-type="float">
            <text:p>185126.8</text:p>
          </table:table-cell>
          <table:table-cell office:value-type="float" office:value="192837.8" calcext:value-type="float">
            <text:p>192837.8</text:p>
          </table:table-cell>
          <table:table-cell office:value-type="float" office:value="192328.2" calcext:value-type="float">
            <text:p>192328.2</text:p>
          </table:table-cell>
          <table:table-cell office:value-type="float" office:value="201362.3" calcext:value-type="float">
            <text:p>201362.3</text:p>
          </table:table-cell>
          <table:table-cell office:value-type="float" office:value="216729.1" calcext:value-type="float">
            <text:p>216729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y</text:p>
          </table:table-cell>
          <table:table-cell office:value-type="float" office:value="651477.1" calcext:value-type="float">
            <text:p>651477.1</text:p>
          </table:table-cell>
          <table:table-cell office:value-type="float" office:value="642568" calcext:value-type="float">
            <text:p>642568</text:p>
          </table:table-cell>
          <table:table-cell office:value-type="float" office:value="636555.3" calcext:value-type="float">
            <text:p>636555.3</text:p>
          </table:table-cell>
          <table:table-cell office:value-type="float" office:value="638359.4" calcext:value-type="float">
            <text:p>638359.4</text:p>
          </table:table-cell>
          <table:table-cell office:value-type="float" office:value="651583.2" calcext:value-type="float">
            <text:p>651583.2</text:p>
          </table:table-cell>
          <table:table-cell office:value-type="float" office:value="667222.2" calcext:value-type="float">
            <text:p>667222.2</text:p>
          </table:table-cell>
          <table:table-cell office:value-type="float" office:value="684054.1" calcext:value-type="float">
            <text:p>684054.1</text:p>
          </table:table-cell>
          <table:table-cell office:value-type="float" office:value="706977.7" calcext:value-type="float">
            <text:p>706977.7</text:p>
          </table:table-cell>
          <table:table-cell office:value-type="float" office:value="721522.8" calcext:value-type="float">
            <text:p>721522.8</text:p>
          </table:table-cell>
          <table:table-cell office:value-type="float" office:value="679457.5" calcext:value-type="float">
            <text:p>679457.5</text:p>
          </table:table-cell>
          <table:table-cell office:value-type="float" office:value="731197.1" calcext:value-type="float">
            <text:p>731197.1</text:p>
          </table:table-cell>
          <table:table-cell office:value-type="float" office:value="782713.6" calcext:value-type="float">
            <text:p>782713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nce</text:p>
          </table:table-cell>
          <table:table-cell office:value-type="float" office:value="1068929" calcext:value-type="float">
            <text:p>1068929</text:p>
          </table:table-cell>
          <table:table-cell office:value-type="float" office:value="1092356" calcext:value-type="float">
            <text:p>1092356</text:p>
          </table:table-cell>
          <table:table-cell office:value-type="float" office:value="1109469" calcext:value-type="float">
            <text:p>1109469</text:p>
          </table:table-cell>
          <table:table-cell office:value-type="float" office:value="1126701" calcext:value-type="float">
            <text:p>1126701</text:p>
          </table:table-cell>
          <table:table-cell office:value-type="float" office:value="1141421" calcext:value-type="float">
            <text:p>1141421</text:p>
          </table:table-cell>
          <table:table-cell office:value-type="float" office:value="1163287" calcext:value-type="float">
            <text:p>1163287</text:p>
          </table:table-cell>
          <table:table-cell office:value-type="float" office:value="1199841" calcext:value-type="float">
            <text:p>1199841</text:p>
          </table:table-cell>
          <table:table-cell office:value-type="float" office:value="1231533" calcext:value-type="float">
            <text:p>1231533</text:p>
          </table:table-cell>
          <table:table-cell office:value-type="float" office:value="1242871" calcext:value-type="float">
            <text:p>1242871</text:p>
          </table:table-cell>
          <table:table-cell office:value-type="float" office:value="1196595" calcext:value-type="float">
            <text:p>1196595</text:p>
          </table:table-cell>
          <table:table-cell office:value-type="float" office:value="1283754" calcext:value-type="float">
            <text:p>1283754</text:p>
          </table:table-cell>
          <table:table-cell office:value-type="float" office:value="1379950" calcext:value-type="float">
            <text:p>13799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rmany</text:p>
          </table:table-cell>
          <table:table-cell office:value-type="float" office:value="1349842" calcext:value-type="float">
            <text:p>1349842</text:p>
          </table:table-cell>
          <table:table-cell office:value-type="float" office:value="1403513" calcext:value-type="float">
            <text:p>1403513</text:p>
          </table:table-cell>
          <table:table-cell office:value-type="float" office:value="1444171" calcext:value-type="float">
            <text:p>1444171</text:p>
          </table:table-cell>
          <table:table-cell office:value-type="float" office:value="1501769" calcext:value-type="float">
            <text:p>1501769</text:p>
          </table:table-cell>
          <table:table-cell office:value-type="float" office:value="1561976" calcext:value-type="float">
            <text:p>1561976</text:p>
          </table:table-cell>
          <table:table-cell office:value-type="float" office:value="1622728" calcext:value-type="float">
            <text:p>1622728</text:p>
          </table:table-cell>
          <table:table-cell office:value-type="float" office:value="1693096" calcext:value-type="float">
            <text:p>1693096</text:p>
          </table:table-cell>
          <table:table-cell office:value-type="float" office:value="1771262" calcext:value-type="float">
            <text:p>1771262</text:p>
          </table:table-cell>
          <table:table-cell office:value-type="float" office:value="1853274" calcext:value-type="float">
            <text:p>1853274</text:p>
          </table:table-cell>
          <table:table-cell office:value-type="float" office:value="1848790" calcext:value-type="float">
            <text:p>1848790</text:p>
          </table:table-cell>
          <table:table-cell office:value-type="float" office:value="1913709" calcext:value-type="float">
            <text:p>1913709</text:p>
          </table:table-cell>
          <table:table-cell office:value-type="float" office:value="2025303" calcext:value-type="float">
            <text:p>2025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herlands</text:p>
          </table:table-cell>
          <table:table-cell office:value-type="float" office:value="319557" calcext:value-type="float">
            <text:p>319557</text:p>
          </table:table-cell>
          <table:table-cell office:value-type="float" office:value="323867" calcext:value-type="float">
            <text:p>323867</text:p>
          </table:table-cell>
          <table:table-cell office:value-type="float" office:value="324676" calcext:value-type="float">
            <text:p>324676</text:p>
          </table:table-cell>
          <table:table-cell office:value-type="float" office:value="328166" calcext:value-type="float">
            <text:p>328166</text:p>
          </table:table-cell>
          <table:table-cell office:value-type="float" office:value="330267" calcext:value-type="float">
            <text:p>330267</text:p>
          </table:table-cell>
          <table:table-cell office:value-type="float" office:value="340586" calcext:value-type="float">
            <text:p>340586</text:p>
          </table:table-cell>
          <table:table-cell office:value-type="float" office:value="352818" calcext:value-type="float">
            <text:p>352818</text:p>
          </table:table-cell>
          <table:table-cell office:value-type="float" office:value="369840" calcext:value-type="float">
            <text:p>369840</text:p>
          </table:table-cell>
          <table:table-cell office:value-type="float" office:value="388869" calcext:value-type="float">
            <text:p>388869</text:p>
          </table:table-cell>
          <table:table-cell office:value-type="float" office:value="402735" calcext:value-type="float">
            <text:p>402735</text:p>
          </table:table-cell>
          <table:table-cell office:value-type="float" office:value="419764" calcext:value-type="float">
            <text:p>419764</text:p>
          </table:table-cell>
          <table:table-cell office:value-type="float" office:value="451541" calcext:value-type="float">
            <text:p>4515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3:58:58.853536220</meta:creation-date>
    <dc:date>2023-05-16T14:33:37.445989144</dc:date>
    <meta:editing-duration>PT24M33S</meta:editing-duration>
    <meta:editing-cycles>1</meta:editing-cycles>
    <meta:document-statistic meta:table-count="1" meta:cell-count="77" meta:object-count="0"/>
    <meta:generator>LibreOffice/7.3.7.2$Linux_X86_64 LibreOffice_project/30$Build-2</meta:generator>
  </office:meta>
</office:document-meta>
</file>